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marker-start="Arrow" draw:marker-start-width="0.203cm" draw:marker-end="Arrow" draw:marker-end-width="0.203cm" draw:textarea-vertical-align="middle"/>
    </style:style>
    <style:style style:name="gr4" style:family="graphic" style:parent-style-name="standard">
      <style:graphic-properties draw:stroke="none" svg:stroke-color="#3465a4" draw:fill-color="#80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-color="#80808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P1" style:family="paragraph">
      <style:text-properties style:font-name="Times New Roman" fo:font-size="15pt" fo:font-style="italic" fo:font-weight="normal"/>
    </style:style>
    <style:style style:name="P2" style:family="paragraph">
      <loext:graphic-properties draw:fill="solid" draw:fill-color="#ffffff"/>
      <style:text-properties style:font-name="Times New Roman" fo:font-size="15pt" fo:font-style="italic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ext Box 589" draw:style-name="gr1" draw:text-style-name="P2" draw:layer="layout" svg:width="0.832cm" svg:height="0.839cm" svg:x="2.043cm" svg:y="0.286cm">
          <text:p text:style-name="P1">P</text:p>
          <draw:enhanced-geometry draw:type="0"/>
        </draw:custom-shape>
        <draw:line draw:style-name="gr2" draw:text-style-name="P3" draw:layer="layout" svg:x1="2.353cm" svg:y1="1.101cm" svg:x2="2.353cm" svg:y2="2.244cm">
          <text:p/>
        </draw:line>
        <draw:custom-shape draw:name="Text Box 583" draw:style-name="gr1" draw:text-style-name="P2" draw:layer="layout" svg:width="0.806cm" svg:height="0.839cm" svg:x="4.15cm" svg:y="3.458cm">
          <text:p text:style-name="P1">L</text:p>
          <draw:enhanced-geometry draw:type="0"/>
        </draw:custom-shape>
        <draw:line draw:style-name="gr3" draw:text-style-name="P4" draw:layer="layout" svg:x1="1.019cm" svg:y1="3.562cm" svg:x2="8.004cm" svg:y2="3.562cm">
          <text:p/>
        </draw:line>
        <draw:custom-shape draw:style-name="gr4" draw:text-style-name="P5" draw:layer="layout" svg:width="0.508cm" svg:height="0.508cm" svg:x="0.716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508cm" svg:height="0.508cm" svg:x="7.71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draw:layer="layout" svg:width="6.984cm" svg:height="0.761cm" svg:x="0.97cm" svg:y="2.032cm" svg:viewBox="0 0 6985 762" svg:d="M0 762c3429-1372 6985 0 6985 0v-152c0 0-3556-1372-6985 0z">
          <text:p/>
        </draw:path>
        <draw:line draw:style-name="gr7" draw:text-style-name="P3" draw:layer="layout" svg:x1="0.97cm" svg:y1="2.794cm" svg:x2="0.97cm" svg:y2="0.635cm">
          <text:p/>
        </draw:line>
        <draw:line draw:style-name="gr7" draw:text-style-name="P3" draw:layer="layout" svg:x1="0.97cm" svg:y1="2.794cm" svg:x2="8.59cm" svg:y2="2.794cm">
          <text:p/>
        </draw:line>
        <draw:custom-shape draw:name="Text Box 589" draw:style-name="gr1" draw:text-style-name="P2" draw:layer="layout" svg:width="0.743cm" svg:height="0.839cm" svg:x="0.228cm" svg:y="0.431cm">
          <text:p text:style-name="P1">y</text:p>
          <draw:enhanced-geometry draw:type="0"/>
        </draw:custom-shape>
        <draw:custom-shape draw:name="Text Box 589" draw:style-name="gr1" draw:text-style-name="P2" draw:layer="layout" svg:width="0.743cm" svg:height="0.839cm" svg:x="8.238cm" svg:y="2.726cm">
          <text:p text:style-name="P1">x</text:p>
          <draw:enhanced-geometry draw:type="0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2:58:49.506240135</meta:creation-date>
    <dc:date>2017-03-08T23:43:00.661985102</dc:date>
    <meta:editing-duration>PT13M46S</meta:editing-duration>
    <meta:editing-cycles>2</meta:editing-cycles>
    <meta:generator>LibreOffice/5.3.0.3$Linux_X86_64 LibreOffice_project/30m0$Build-3</meta:generator>
    <meta:document-statistic meta:object-count="11"/>
  </office:meta>
</office:document-meta>
</file>